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wler 82m big freezing processing trawler, designed for maximum fishing efficiency.</text:span> </text:p>
      <text:p text:style-name="P1"/>
      <text:p text:style-name="P1"><text:bookmark-start text:name="__DdeLink__15_2925966385"/><text:span text:style-name="T1">Траулер 82м представляет собой большой морозильный рыболовный траулер-процессор, спроектированный для максимальной эффективности промысла.</text:span> <text:bookmark-end text:name="__DdeLink__15_292596638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0:27:36.326601371</meta:creation-date>
    <dc:date>2024-08-21T09:51:28.887480350</dc:date>
    <meta:editing-duration>PT6M</meta:editing-duration>
    <meta:editing-cycles>4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24" meta:character-count="225" meta:non-whitespace-character-count="201"/>
  </office:meta>
</office:document-meta>
</file>